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11cm" fo:min-width="2.168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105cm" fo:min-width="3.036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083cm" fo:min-width="2.441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2.202cm" fo:min-width="1.918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2.127cm" fo:min-width="2.453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2.365cm" fo:min-width="1.826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2.21cm" fo:min-width="2.176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2.374cm" fo:min-width="2.109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2.374cm" fo:min-width="1.69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2.374cm" fo:min-width="3.042cm"/>
    </style:style>
    <style:style style:name="gr12" style:family="graphic" style:parent-style-name="standard">
      <style:graphic-properties draw:textarea-horizontal-align="justify" draw:textarea-vertical-align="middle" draw:auto-grow-height="false" fo:min-height="2.105cm" fo:min-width="1.108cm"/>
    </style:style>
    <style:style style:name="gr13" style:family="graphic" style:parent-style-name="standard">
      <style:graphic-properties draw:textarea-horizontal-align="justify" draw:textarea-vertical-align="middle" draw:auto-grow-height="false" fo:min-height="2.141cm" fo:min-width="1.123cm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0.718cm" fo:min-width="0.61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6" style:family="graphic" style:parent-style-name="standard">
      <style:graphic-properties svg:stroke-width="0.102cm" svg:stroke-color="#000000" draw:marker-start-width="0.509cm" draw:marker-end-width="0.509cm" draw:fill-color="#ffffff" draw:textarea-horizontal-align="justify" draw:textarea-vertical-align="middle" draw:auto-grow-height="false" fo:min-height="4.988cm" fo:min-width="9.033cm" fo:padding-top="0.176cm" fo:padding-bottom="0.176cm" fo:padding-left="0.301cm" fo:padding-right="0.30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226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2.154cm" fo:min-width="1.979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2.154cm" fo:min-width="2.274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2.154cm" fo:min-width="2.12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2.382cm"/>
    </style:style>
    <style:style style:name="gr22" style:family="graphic" style:parent-style-name="standard">
      <style:graphic-properties draw:textarea-vertical-align="middle"/>
    </style:style>
    <style:style style:name="gr2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start">
        <style:tab-stops/>
      </style:paragraph-properties>
    </style:style>
    <style:style style:name="P2" style:family="paragraph">
      <loext:graphic-properties draw:fill-color="#ffffff"/>
      <style:paragraph-properties fo:text-align="start">
        <style:tab-stops/>
      </style:paragraph-properties>
      <style:text-properties fo:font-size="13.8999996185303pt"/>
    </style:style>
    <style:style style:name="P3" style:family="paragraph">
      <style:paragraph-properties fo:text-align="center">
        <style:tab-stops/>
      </style:paragraph-properties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8pt" style:font-size-asian="18pt" style:font-size-complex="18pt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="none" draw:fill-color="#ffffff"/>
      <style:text-properties fo:font-size="13.8999996185303pt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ffffff"/>
      <style:paragraph-properties fo:text-align="start">
        <style:tab-stops/>
      </style:paragraph-properties>
    </style:style>
    <style:style style:name="P12" style:family="paragraph">
      <loext:graphic-properties draw:fill="none" draw:fill-color="#ffffff"/>
      <style:text-properties fo:font-size="6pt" style:font-size-asian="18pt" style:font-size-complex="18pt"/>
    </style:style>
    <style:style style:name="P13" style:family="paragraph">
      <loext:graphic-properties draw:fill-color="#ffffff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8pt" style:font-size-asian="18pt" style:font-size-complex="18pt"/>
    </style:style>
    <style:style style:name="T3" style:family="text">
      <style:text-properties fo:font-size="14pt" style:font-size-asian="18pt" style:font-size-complex="18pt"/>
    </style:style>
    <style:style style:name="T4" style:family="text">
      <style:text-properties fo:font-size="18pt"/>
    </style:style>
    <style:style style:name="T5" style:family="text">
      <style:text-properties fo:font-size="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15" draw:id="id15" draw:layer="layout" svg:width="2.668cm" svg:height="2.36cm" svg:x="0.78cm" svg:y="3.251cm">
          <text:p text:style-name="P1"><text:span text:style-name="T1"/></text:p>
          <text:p text:style-name="P1"><text:span text:style-name="T2">Acquire Sensors</text:span></text:p>
          <text:p text:style-name="P1"><text:span text:style-name="T3">AS</text:span></text:p>
          <text:p text:style-name="P1"><text:span text:style-name="T4"/></text:p>
          <text:p text:style-name="P1"><text:span text:style-name="T5">st_acquire_sensors.h</text:span></text:p>
          <text:p text:style-name="P1"><text:span text:style-name="T5">Class StAcquireSensors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2" xml:id="id11" draw:id="id11" draw:layer="layout" svg:width="3.536cm" svg:height="2.355cm" svg:x="4.084cm" svg:y="3.255cm">
          <text:p text:style-name="P1"><text:span text:style-name="T2">Navigate to Waypoints X</text:span></text:p>
          <text:p text:style-name="P1"><text:span text:style-name="T3">NWx</text:span></text:p>
          <text:p text:style-name="P3"><text:span text:style-name="T4"/></text:p>
          <text:p text:style-name="P1"><text:span text:style-name="T5">st_navigate_to_waypoints_x.h</text:span></text:p>
          <text:p text:style-name="P1"><text:span text:style-name="T5">Class StNavigateToWaypointsX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2.941cm" svg:height="2.333cm" svg:x="18.708cm" svg:y="3.278cm">
          <text:p text:style-name="P1"><text:span text:style-name="T2">Rotate 1</text:span></text:p>
          <text:p text:style-name="P1"><text:span text:style-name="T3">RD1(360)</text:span></text:p>
          <text:p text:style-name="P1"><text:span text:style-name="T4"/></text:p>
          <text:p text:style-name="P1"><text:span text:style-name="T5">st_rotate_1.h</text:span></text:p>
          <text:p text:style-name="P1"><text:span text:style-name="T5">Class StRotate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2.418cm" svg:height="2.452cm" svg:x="22.175cm" svg:y="3.236cm">
          <text:p text:style-name="P1"><text:span text:style-name="T2">Forward 1</text:span></text:p>
          <text:p text:style-name="P1"><text:span text:style-name="T3">FW(10)</text:span></text:p>
          <text:p text:style-name="P1"><text:span text:style-name="T4"/></text:p>
          <text:p text:style-name="P1"><text:span text:style-name="T5">st_forward_1.h</text:span></text:p>
          <text:p text:style-name="P1"><text:span text:style-name="T5">Class StForward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3" draw:id="id3" draw:layer="layout" svg:width="2.953cm" svg:height="2.377cm" svg:x="25.181cm" svg:y="3.292cm">
          <text:p text:style-name="P1"><text:span text:style-name="T2">Rotate 2</text:span></text:p>
          <text:p text:style-name="P1"><text:span text:style-name="T3">RD1(360)</text:span></text:p>
          <text:p text:style-name="P1"><text:span text:style-name="T4"/></text:p>
          <text:p text:style-name="P1"><text:span text:style-name="T5">st_rotate_2.h</text:span></text:p>
          <text:p text:style-name="P1"><text:span text:style-name="T5">Class StRotate2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21.649cm" svg:y1="4.444cm" svg:x2="22.175cm" svg:y2="4.462cm" draw:start-shape="id1" draw:start-glue-point="1" draw:end-shape="id2" draw:end-glue-point="3" svg:d="M21649 4444h263v18h263" svg:viewBox="0 0 527 19">
          <text:p/>
        </draw:connector>
        <draw:connector draw:style-name="gr6" draw:text-style-name="P4" draw:layer="layout" svg:x1="24.593cm" svg:y1="4.462cm" svg:x2="25.181cm" svg:y2="4.48cm" draw:start-shape="id2" draw:start-glue-point="1" draw:end-shape="id3" draw:end-glue-point="3" svg:d="M24593 4462h294v18h294" svg:viewBox="0 0 589 19">
          <text:p/>
        </draw:connector>
        <draw:custom-shape draw:style-name="gr7" draw:text-style-name="P2" xml:id="id4" draw:id="id4" draw:layer="layout" svg:width="2.326cm" svg:height="2.615cm" svg:x="18.796cm" svg:y="8.94cm">
          <text:p text:style-name="P1"><text:span text:style-name="T2">Reverse 1</text:span></text:p>
          <text:p text:style-name="P1"><text:span text:style-name="T3">RV(10)</text:span></text:p>
          <text:p text:style-name="P1"><text:span text:style-name="T4"/></text:p>
          <text:p text:style-name="P1"><text:span text:style-name="T5">st_reverse_1.h</text:span></text:p>
          <text:p text:style-name="P1"><text:span text:style-name="T5">Class StReverse1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5" draw:id="id5" draw:layer="layout" svg:width="2.676cm" svg:height="2.46cm" svg:x="21.71cm" svg:y="9.017cm">
          <text:p text:style-name="P1"><text:span text:style-name="T2">Rotate 3</text:span></text:p>
          <text:p text:style-name="P1"><text:span text:style-name="T3">RD1(180)</text:span></text:p>
          <text:p text:style-name="P1"><text:span text:style-name="T4"/></text:p>
          <text:p text:style-name="P1"><text:span text:style-name="T5">st_rotate_3.h</text:span></text:p>
          <text:p text:style-name="P1"><text:span text:style-name="T5">Class StRotate3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21.122cm" svg:y1="10.247cm" svg:x2="21.71cm" svg:y2="10.247cm" draw:start-shape="id4" draw:start-glue-point="1" draw:end-shape="id5" draw:end-glue-point="3" svg:d="M21122 10247h588" svg:viewBox="0 0 589 1">
          <text:p/>
        </draw:connector>
        <draw:custom-shape draw:style-name="gr9" draw:text-style-name="P2" xml:id="id6" draw:id="id6" draw:layer="layout" svg:width="2.609cm" svg:height="2.624cm" svg:x="18.667cm" svg:y="14.913cm">
          <text:p text:style-name="P1"><text:span text:style-name="T2">Rotate 4</text:span></text:p>
          <text:p text:style-name="P1"><text:span text:style-name="T3">RD1(720)</text:span></text:p>
          <text:p text:style-name="P1"><text:span text:style-name="T4"/></text:p>
          <text:p text:style-name="P1"><text:span text:style-name="T5">st_rotate_4.h</text:span></text:p>
          <text:p text:style-name="P1"><text:span text:style-name="T5">Class StRotate4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7" draw:id="id7" draw:layer="layout" svg:width="2.19cm" svg:height="2.624cm" svg:x="21.834cm" svg:y="14.913cm">
          <text:p text:style-name="P1"><text:span text:style-name="T2">Reverse 2</text:span></text:p>
          <text:p text:style-name="P1"><text:span text:style-name="T3">RV(50)</text:span></text:p>
          <text:p text:style-name="P1"><text:span text:style-name="T4"/></text:p>
          <text:p text:style-name="P1"><text:span text:style-name="T5">st_reverse_2.h</text:span></text:p>
          <text:p text:style-name="P1"><text:span text:style-name="T5">Class StReverse2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8" draw:id="id8" draw:layer="layout" svg:width="3.542cm" svg:height="2.624cm" svg:x="24.554cm" svg:y="14.913cm">
          <text:p text:style-name="P1"><text:span text:style-name="T2">Navigate to Waypoint 1</text:span></text:p>
          <text:p text:style-name="P1"><text:span text:style-name="T3">NW1(0,0)</text:span></text:p>
          <text:p text:style-name="P1"><text:span text:style-name="T4"/></text:p>
          <text:p text:style-name="P1"><text:span text:style-name="T5">st_navigate_to_waypoint_1.h</text:span></text:p>
          <text:p text:style-name="P1"><text:span text:style-name="T5">Class StNavigateToWaypoint1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21.276cm" svg:y1="16.225cm" svg:x2="21.834cm" svg:y2="16.225cm" draw:start-shape="id6" draw:start-glue-point="1" draw:end-shape="id7" draw:end-glue-point="3" svg:d="M21276 16225h558" svg:viewBox="0 0 559 1">
          <text:p/>
        </draw:connector>
        <draw:connector draw:style-name="gr6" draw:text-style-name="P4" draw:layer="layout" svg:x1="24.024cm" svg:y1="16.225cm" svg:x2="24.554cm" svg:y2="16.225cm" draw:start-shape="id7" draw:start-glue-point="1" draw:end-shape="id8" draw:end-glue-point="3" svg:d="M24024 16225h530" svg:viewBox="0 0 531 1">
          <text:p/>
        </draw:connector>
        <draw:custom-shape draw:style-name="gr12" draw:text-style-name="P6" xml:id="id9" draw:id="id9" draw:layer="layout" svg:width="1.608cm" svg:height="2.355cm" svg:x="2.264cm" svg:y="6.994cm">
          <text:p text:style-name="P5"><text:span text:style-name="T2">Waypoints</text:span></text:p>
          <text:p text:style-name="P5"><text:span text:style-name="T2"/></text:p>
          <text:p text:style-name="P5"><text:span text:style-name="T2">- <text:s/>(120,15)</text:span></text:p>
          <text:p text:style-name="P5"><text:span text:style-name="T2">- <text:s/>(160,24)</text:span></text:p>
          <text:p text:style-name="P5"><text:span text:style-name="T2">- <text:s/>(224,88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23" draw:id="id23" draw:layer="layout" svg:width="1.623cm" svg:height="2.391cm" svg:x="4.296cm" svg:y="6.958cm">
          <text:p text:style-name="P5"><text:span text:style-name="T2">Transitions</text:span></text:p>
          <text:p text:style-name="P5"><text:span text:style-name="T2"/></text:p>
          <text:p text:style-name="P5"><text:span text:style-name="T2">- <text:s/>(SS1)</text:span></text:p>
          <text:p text:style-name="P5"><text:span text:style-name="T2">- <text:s/>(SS2)</text:span></text:p>
          <text:p text:style-name="P5"><text:span text:style-name="T2">- <text:s/>(SS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" xml:id="id24" draw:id="id24" draw:layer="layout" svg:x1="3.068cm" svg:y1="6.994cm" svg:x2="3.068cm" svg:y2="6.994cm" draw:start-shape="id9" draw:start-glue-point="0" draw:end-shape="id9" draw:end-glue-point="0" svg:d="M3068 6994z" svg:viewBox="0 0 1 1">
          <text:p/>
        </draw:connector>
        <draw:custom-shape draw:style-name="gr14" draw:text-style-name="P7" xml:id="id10" draw:id="id10" draw:layer="layout" svg:width="1.578cm" svg:height="1.368cm" svg:x="27.434cm" svg:y="12.6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8" draw:layer="layout" svg:width="1.765cm" svg:height="1.673cm" svg:x="29.893cm" svg:y="11.817cm">
          <draw:text-box>
            <text:p><text:span text:style-name="T4">End</text:span></text:p>
          </draw:text-box>
        </draw:frame>
        <draw:connector draw:style-name="gr6" draw:text-style-name="P4" draw:layer="layout" svg:x1="28.096cm" svg:y1="16.225cm" svg:x2="29.012cm" svg:y2="13.296cm" draw:start-shape="id8" draw:start-glue-point="1" draw:end-shape="id10" draw:end-glue-point="10" svg:d="M28096 16225h1418v-2929h-502" svg:viewBox="0 0 1419 2930">
          <text:p/>
        </draw:connector>
        <draw:connector draw:style-name="gr6" draw:text-style-name="P4" draw:layer="layout" draw:line-skew="0cm -1.774cm" svg:x1="28.134cm" svg:y1="4.48cm" svg:x2="5.852cm" svg:y2="3.255cm" draw:start-shape="id3" draw:start-glue-point="1" draw:end-shape="id11" draw:end-glue-point="0" svg:d="M28134 4480h500v-3501h-22782v2276" svg:viewBox="0 0 22783 3502">
          <text:p/>
        </draw:connector>
        <draw:connector draw:style-name="gr6" draw:text-style-name="P4" draw:layer="layout" draw:line-skew="4.323cm -1.937cm" svg:x1="24.386cm" svg:y1="10.247cm" svg:x2="5.852cm" svg:y2="3.255cm" draw:start-shape="id5" draw:start-glue-point="1" draw:end-shape="id11" draw:end-glue-point="0" svg:d="M24386 10247h4824v-9431h-23358v2439" svg:viewBox="0 0 23359 9432">
          <text:p/>
        </draw:connector>
        <draw:g xml:id="id16" draw:id="id16">
          <draw:custom-shape draw:style-name="gr16" draw:text-style-name="P9" draw:layer="layout" svg:width="9.635cm" svg:height="5.34cm" svg:x="8.461cm" svg:y="1.772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10" draw:layer="layout" svg:width="5.407cm" svg:height="1.476cm" svg:x="8.481cm" svg:y="1.87cm">
            <draw:text-box>
              <text:p><text:span text:style-name="T2">Radial Pattern 1 </text:span></text:p>
              <text:p><text:span text:style-name="T3">SS1</text:span></text:p>
            </draw:text-box>
          </draw:frame>
          <draw:custom-shape draw:style-name="gr18" draw:text-style-name="P11" xml:id="id12" draw:id="id12" draw:layer="layout" svg:width="2.479cm" svg:height="2.404cm" svg:x="8.759cm" svg:y="3.143cm">
            <text:p text:style-name="P1"><text:span text:style-name="T2">Radial Rotate</text:span></text:p>
            <text:p text:style-name="P1"><text:span text:style-name="T3">RD2</text:span></text:p>
            <text:p text:style-name="P1"/>
            <text:p text:style-name="P1"><text:span text:style-name="T5">ssr_radial_rotate.h</text:span></text:p>
            <text:p text:style-name="P1"><text:span text:style-name="T5">Class SsrRadialRotate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1" xml:id="id13" draw:id="id13" draw:layer="layout" svg:width="2.774cm" svg:height="2.404cm" svg:x="11.82cm" svg:y="3.143cm">
            <text:p text:style-name="P1"><text:span text:style-name="T2">Radial End Point</text:span></text:p>
            <text:p text:style-name="P1"><text:span text:style-name="T3">RE</text:span></text:p>
            <text:p text:style-name="P1"/>
            <text:p text:style-name="P1"><text:span text:style-name="T5">ssr_radial_end_point.h</text:span></text:p>
            <text:p text:style-name="P1"><text:span text:style-name="T5">Class SsrRadialEndPoint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11" xml:id="id14" draw:id="id14" draw:layer="layout" svg:width="2.626cm" svg:height="2.404cm" svg:x="15.154cm" svg:y="3.143cm">
            <text:p text:style-name="P1"><text:span text:style-name="T2">Radial Return</text:span></text:p>
            <text:p text:style-name="P1"><text:span text:style-name="T3">RR</text:span></text:p>
            <text:p text:style-name="P1"/>
            <text:p text:style-name="P1"><text:span text:style-name="T5">ssr_radial_return.h</text:span></text:p>
            <text:p text:style-name="P1"><text:span text:style-name="T5">Class SsrRadialReturn</text:span></text:p>
            <draw:enhanced-geometry svg:viewBox="0 0 21600 21600" draw:type="rectangle" draw:enhanced-path="M 0 0 L 21600 0 21600 21600 0 21600 0 0 Z N"/>
          </draw:custom-shape>
          <draw:connector draw:style-name="gr6" draw:text-style-name="P4" draw:layer="layout" svg:x1="11.238cm" svg:y1="4.345cm" svg:x2="11.82cm" svg:y2="4.345cm" draw:start-shape="id12" draw:start-glue-point="1" draw:end-shape="id13" draw:end-glue-point="3" svg:d="M11238 4345h582" svg:viewBox="0 0 583 1">
            <text:p/>
          </draw:connector>
          <draw:connector draw:style-name="gr6" draw:text-style-name="P4" draw:layer="layout" svg:x1="14.594cm" svg:y1="4.345cm" svg:x2="15.154cm" svg:y2="4.345cm" draw:start-shape="id13" draw:start-glue-point="1" draw:end-shape="id14" draw:end-glue-point="3" svg:d="M14594 4345h560" svg:viewBox="0 0 561 1">
            <text:p/>
          </draw:connector>
          <draw:connector draw:style-name="gr6" draw:text-style-name="P4" draw:layer="layout" draw:line-skew="0.048cm" svg:x1="16.467cm" svg:y1="5.547cm" svg:x2="9.998cm" svg:y2="5.547cm" draw:start-shape="id14" draw:start-glue-point="2" draw:end-shape="id12" svg:d="M16467 5547v549h-6469v-549" svg:viewBox="0 0 6470 550">
            <text:p/>
          </draw:connector>
          <draw:frame draw:style-name="gr21" draw:text-style-name="P12" draw:layer="layout" svg:width="2.882cm" svg:height="0.727cm" svg:x="8.505cm" svg:y="6.268cm">
            <draw:text-box>
              <text:p><text:span text:style-name="T5">ss_radial_pattern_1.h</text:span></text:p>
              <text:p><text:span text:style-name="T5">Class SsRadialPattern1</text:span></text:p>
            </draw:text-box>
          </draw:frame>
        </draw:g>
        <draw:connector draw:style-name="gr6" draw:text-style-name="P4" draw:layer="layout" svg:x1="3.448cm" svg:y1="4.431cm" svg:x2="4.084cm" svg:y2="4.432cm" draw:start-shape="id15" draw:start-glue-point="1" draw:end-shape="id11" draw:end-glue-point="3" svg:d="M3448 4431h318v1h318" svg:viewBox="0 0 637 2">
          <text:p/>
        </draw:connector>
        <draw:connector draw:style-name="gr6" draw:text-style-name="P4" draw:layer="layout" svg:x1="18.215cm" svg:y1="10.263cm" svg:x2="18.796cm" svg:y2="10.247cm" draw:end-shape="id4" draw:end-glue-point="3" svg:d="M18215 10263h40v-16h541" svg:viewBox="0 0 582 17">
          <text:p/>
        </draw:connector>
        <draw:connector draw:style-name="gr6" draw:text-style-name="P4" draw:layer="layout" svg:x1="18.096cm" svg:y1="4.442cm" svg:x2="18.708cm" svg:y2="4.444cm" draw:start-shape="id16" draw:start-glue-point="1" draw:end-shape="id1" draw:end-glue-point="3" svg:d="M18096 4442h330v2h282" svg:viewBox="0 0 613 3">
          <text:p/>
        </draw:connector>
        <draw:connector draw:style-name="gr6" draw:text-style-name="P4" draw:layer="layout" svg:x1="18.115cm" svg:y1="16.313cm" svg:x2="18.667cm" svg:y2="16.225cm" draw:end-shape="id6" draw:end-glue-point="3" svg:d="M18115 16313h25v-88h527" svg:viewBox="0 0 553 89">
          <text:p/>
        </draw:connector>
        <draw:g xml:id="id25" draw:id="id25">
          <draw:custom-shape draw:style-name="gr16" draw:text-style-name="P9" draw:layer="layout" svg:width="9.635cm" svg:height="5.34cm" svg:x="8.461cm" svg:y="7.672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10" draw:layer="layout" svg:width="5.407cm" svg:height="1.476cm" svg:x="8.481cm" svg:y="7.77cm">
            <draw:text-box>
              <text:p><text:span text:style-name="T2">Radial Pattern 2 </text:span></text:p>
              <text:p><text:span text:style-name="T3">SS2</text:span></text:p>
            </draw:text-box>
          </draw:frame>
          <draw:custom-shape draw:style-name="gr18" draw:text-style-name="P11" xml:id="id17" draw:id="id17" draw:layer="layout" svg:width="2.479cm" svg:height="2.404cm" svg:x="8.759cm" svg:y="9.043cm">
            <text:p text:style-name="P1"><text:span text:style-name="T2">Radial Rotate</text:span></text:p>
            <text:p text:style-name="P1"><text:span text:style-name="T3">RD2</text:span></text:p>
            <text:p text:style-name="P1"/>
            <text:p text:style-name="P1"><text:span text:style-name="T5">ssr_radial_rotate.h</text:span></text:p>
            <text:p text:style-name="P1"><text:span text:style-name="T5">Class SsrRadialRotate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1" xml:id="id18" draw:id="id18" draw:layer="layout" svg:width="2.774cm" svg:height="2.404cm" svg:x="11.82cm" svg:y="9.043cm">
            <text:p text:style-name="P1"><text:span text:style-name="T2">Radial End Point</text:span></text:p>
            <text:p text:style-name="P1"><text:span text:style-name="T3">RE</text:span></text:p>
            <text:p text:style-name="P1"/>
            <text:p text:style-name="P1"><text:span text:style-name="T5">ssr_radial_end_point.h</text:span></text:p>
            <text:p text:style-name="P1"><text:span text:style-name="T5">Class SsrRadialEndPoint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11" xml:id="id19" draw:id="id19" draw:layer="layout" svg:width="2.626cm" svg:height="2.404cm" svg:x="15.154cm" svg:y="9.043cm">
            <text:p text:style-name="P1"><text:span text:style-name="T2">Radial Return</text:span></text:p>
            <text:p text:style-name="P1"><text:span text:style-name="T3">RR</text:span></text:p>
            <text:p text:style-name="P1"/>
            <text:p text:style-name="P1"><text:span text:style-name="T5">ssr_radial_return.h</text:span></text:p>
            <text:p text:style-name="P1"><text:span text:style-name="T5">Class SsrRadialReturn</text:span></text:p>
            <draw:enhanced-geometry svg:viewBox="0 0 21600 21600" draw:type="rectangle" draw:enhanced-path="M 0 0 L 21600 0 21600 21600 0 21600 0 0 Z N"/>
          </draw:custom-shape>
          <draw:connector draw:style-name="gr6" draw:text-style-name="P4" draw:layer="layout" svg:x1="11.238cm" svg:y1="10.245cm" svg:x2="11.82cm" svg:y2="10.245cm" draw:start-shape="id17" draw:start-glue-point="1" draw:end-shape="id18" draw:end-glue-point="3" svg:d="M11238 10245h582" svg:viewBox="0 0 583 1">
            <text:p/>
          </draw:connector>
          <draw:connector draw:style-name="gr6" draw:text-style-name="P4" draw:layer="layout" svg:x1="14.594cm" svg:y1="10.245cm" svg:x2="15.154cm" svg:y2="10.245cm" draw:start-shape="id18" draw:start-glue-point="1" draw:end-shape="id19" draw:end-glue-point="3" svg:d="M14594 10245h560" svg:viewBox="0 0 561 1">
            <text:p/>
          </draw:connector>
          <draw:connector draw:style-name="gr6" draw:text-style-name="P4" draw:layer="layout" draw:line-skew="0.048cm" svg:x1="16.467cm" svg:y1="11.447cm" svg:x2="9.998cm" svg:y2="11.447cm" draw:start-shape="id19" draw:start-glue-point="2" draw:end-shape="id17" svg:d="M16467 11447v549h-6469v-549" svg:viewBox="0 0 6470 550">
            <text:p/>
          </draw:connector>
          <draw:frame draw:style-name="gr21" draw:text-style-name="P12" draw:layer="layout" svg:width="2.882cm" svg:height="0.727cm" svg:x="8.505cm" svg:y="12.168cm">
            <draw:text-box>
              <text:p><text:span text:style-name="T5">ss_radial_pattern_2.h</text:span></text:p>
              <text:p><text:span text:style-name="T5">Class SsRadialPattern2</text:span></text:p>
            </draw:text-box>
          </draw:frame>
        </draw:g>
        <draw:g xml:id="id26" draw:id="id26">
          <draw:custom-shape draw:style-name="gr16" draw:text-style-name="P9" draw:layer="layout" svg:width="9.635cm" svg:height="5.34cm" svg:x="8.461cm" svg:y="13.672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10" draw:layer="layout" svg:width="5.407cm" svg:height="1.476cm" svg:x="8.481cm" svg:y="13.77cm">
            <draw:text-box>
              <text:p><text:span text:style-name="T2">Radial Pattern 3 </text:span></text:p>
              <text:p><text:span text:style-name="T3">SS3</text:span></text:p>
            </draw:text-box>
          </draw:frame>
          <draw:custom-shape draw:style-name="gr18" draw:text-style-name="P11" xml:id="id20" draw:id="id20" draw:layer="layout" svg:width="2.479cm" svg:height="2.404cm" svg:x="8.759cm" svg:y="15.043cm">
            <text:p text:style-name="P1"><text:span text:style-name="T2">Radial Rotate</text:span></text:p>
            <text:p text:style-name="P1"><text:span text:style-name="T3">RD2</text:span></text:p>
            <text:p text:style-name="P1"/>
            <text:p text:style-name="P1"><text:span text:style-name="T5">ssr_radial_rotate.h</text:span></text:p>
            <text:p text:style-name="P1"><text:span text:style-name="T5">Class SsrRadialRotate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1" xml:id="id21" draw:id="id21" draw:layer="layout" svg:width="2.774cm" svg:height="2.404cm" svg:x="11.82cm" svg:y="15.043cm">
            <text:p text:style-name="P1"><text:span text:style-name="T2">Radial End Point</text:span></text:p>
            <text:p text:style-name="P1"><text:span text:style-name="T3">RE</text:span></text:p>
            <text:p text:style-name="P1"/>
            <text:p text:style-name="P1"><text:span text:style-name="T5">ssr_radial_end_point.h</text:span></text:p>
            <text:p text:style-name="P1"><text:span text:style-name="T5">Class SsrRadialEndPoint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11" xml:id="id22" draw:id="id22" draw:layer="layout" svg:width="2.626cm" svg:height="2.404cm" svg:x="15.154cm" svg:y="15.043cm">
            <text:p text:style-name="P1"><text:span text:style-name="T2">Radial Return</text:span></text:p>
            <text:p text:style-name="P1"><text:span text:style-name="T3">RR</text:span></text:p>
            <text:p text:style-name="P1"/>
            <text:p text:style-name="P1"><text:span text:style-name="T5">ssr_radial_return.h</text:span></text:p>
            <text:p text:style-name="P1"><text:span text:style-name="T5">Class SsrRadialReturn</text:span></text:p>
            <draw:enhanced-geometry svg:viewBox="0 0 21600 21600" draw:type="rectangle" draw:enhanced-path="M 0 0 L 21600 0 21600 21600 0 21600 0 0 Z N"/>
          </draw:custom-shape>
          <draw:connector draw:style-name="gr6" draw:text-style-name="P4" draw:layer="layout" svg:x1="11.238cm" svg:y1="16.245cm" svg:x2="11.82cm" svg:y2="16.245cm" draw:start-shape="id20" draw:start-glue-point="1" draw:end-shape="id21" draw:end-glue-point="3" svg:d="M11238 16245h582" svg:viewBox="0 0 583 1">
            <text:p/>
          </draw:connector>
          <draw:connector draw:style-name="gr6" draw:text-style-name="P4" draw:layer="layout" svg:x1="14.594cm" svg:y1="16.245cm" svg:x2="15.154cm" svg:y2="16.245cm" draw:start-shape="id21" draw:start-glue-point="1" draw:end-shape="id22" draw:end-glue-point="3" svg:d="M14594 16245h560" svg:viewBox="0 0 561 1">
            <text:p/>
          </draw:connector>
          <draw:connector draw:style-name="gr6" draw:text-style-name="P4" draw:layer="layout" draw:line-skew="0.048cm" svg:x1="16.467cm" svg:y1="17.447cm" svg:x2="9.998cm" svg:y2="17.447cm" draw:start-shape="id22" draw:start-glue-point="2" draw:end-shape="id20" svg:d="M16467 17447v549h-6469v-549" svg:viewBox="0 0 6470 550">
            <text:p/>
          </draw:connector>
          <draw:frame draw:style-name="gr21" draw:text-style-name="P12" draw:layer="layout" svg:width="2.882cm" svg:height="0.727cm" svg:x="8.505cm" svg:y="18.168cm">
            <draw:text-box>
              <text:p><text:span text:style-name="T5">ss_radial_pattern_3.h</text:span></text:p>
              <text:p><text:span text:style-name="T5">Class SsRadialPattern3</text:span></text:p>
            </draw:text-box>
          </draw:frame>
        </draw:g>
        <draw:connector draw:style-name="gr22" draw:text-style-name="P5" draw:layer="layout" svg:x1="5.107cm" svg:y1="6.958cm" svg:x2="5.852cm" svg:y2="5.61cm" draw:start-shape="id23" draw:start-glue-point="0" draw:end-shape="id11" draw:end-glue-point="2" svg:d="M5107 6958v-675h745v-673" svg:viewBox="0 0 746 1349">
          <text:p/>
        </draw:connector>
        <draw:connector draw:style-name="gr22" draw:text-style-name="P5" draw:layer="layout" svg:x1="3.068cm" svg:y1="6.994cm" svg:x2="5.852cm" svg:y2="5.61cm" draw:start-shape="id24" draw:start-glue-point="0" draw:end-shape="id11" draw:end-glue-point="2" svg:d="M3068 6994v-692h2784v-692" svg:viewBox="0 0 2785 1385">
          <text:p/>
        </draw:connector>
        <draw:connector draw:style-name="gr6" draw:text-style-name="P4" draw:layer="layout" svg:x1="7.62cm" svg:y1="4.432cm" svg:x2="8.461cm" svg:y2="4.442cm" draw:start-shape="id11" draw:start-glue-point="1" draw:end-shape="id16" draw:end-glue-point="3" svg:d="M7620 4432h395v10h446" svg:viewBox="0 0 842 11">
          <text:p/>
        </draw:connector>
        <draw:connector draw:style-name="gr6" draw:text-style-name="P4" draw:layer="layout" draw:line-skew="-0.247cm" svg:x1="7.62cm" svg:y1="4.432cm" svg:x2="8.461cm" svg:y2="10.342cm" draw:start-shape="id11" draw:start-glue-point="1" draw:end-shape="id25" draw:end-glue-point="3" svg:d="M7620 4432h254v2184h35v3726h552" svg:viewBox="0 0 842 5911">
          <text:p/>
        </draw:connector>
        <draw:connector draw:style-name="gr6" draw:text-style-name="P4" draw:layer="layout" draw:line-skew="-0.247cm 0cm -0.035cm" svg:x1="7.62cm" svg:y1="4.432cm" svg:x2="8.461cm" svg:y2="16.342cm" draw:start-shape="id11" draw:start-glue-point="1" draw:end-shape="id26" draw:end-glue-point="3" svg:d="M7620 4432h254v5184 6726h587" svg:viewBox="0 0 842 11911">
          <text:p/>
        </draw:connector>
        <presentation:notes draw:style-name="dp2">
          <draw:page-thumbnail draw:style-name="gr23" draw:layer="layout" svg:width="13.968cm" svg:height="10.476cm" svg:x="3.81cm" svg:y="2.123cm" draw:page-number="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1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9000015258789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09cm" fo:margin-bottom="0cm" fo:text-indent="0cm"/>
      <style:text-properties fo:font-size="28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07cm" fo:margin-bottom="0cm" fo:text-indent="0cm"/>
      <style:text-properties fo:font-size="24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04cm" fo:margin-bottom="0cm" fo:text-indent="0cm"/>
      <style:text-properties fo:font-size="20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01cm" fo:margin-bottom="0cm" fo:text-indent="0cm"/>
      <style:text-properties fo:font-size="20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01cm" fo:margin-bottom="0cm" fo:text-indent="0cm"/>
      <style:text-properties fo:font-size="20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01cm" fo:margin-bottom="0cm" fo:text-indent="0cm"/>
      <style:text-properties fo:font-size="20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01cm" fo:margin-bottom="0cm" fo:text-indent="0cm"/>
      <style:text-properties fo:font-size="20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01cm" fo:margin-bottom="0cm" fo:text-indent="0cm"/>
      <style:text-properties fo:font-size="20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5.2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642cm" svg:x="1cm" svg:y="3.099cm"/>
      <draw:page-thumbnail draw:layer="backgroundobjects" svg:width="9.294cm" svg:height="5.642cm" svg:x="1cm" svg:y="11.147cm"/>
      <draw:page-thumbnail draw:layer="backgroundobjects" svg:width="9.294cm" svg:height="5.642cm" svg:x="1cm" svg:y="19.195cm"/>
      <draw:page-thumbnail draw:layer="backgroundobjects" svg:width="9.294cm" svg:height="5.642cm" svg:x="11.295cm" svg:y="3.099cm"/>
      <draw:page-thumbnail draw:layer="backgroundobjects" svg:width="9.294cm" svg:height="5.642cm" svg:x="11.295cm" svg:y="11.147cm"/>
      <draw:page-thumbnail draw:layer="backgroundobjects" svg:width="9.294cm" svg:height="5.642cm" svg:x="11.295cm" svg:y="19.195cm"/>
    </style:handout-master>
    <style:master-page style:name="Default" style:page-layout-name="PM1" draw:style-name="Mdp1">
      <draw:frame presentation:style-name="Default-title" draw:layer="backgroundobjects" svg:width="32.003cm" svg:height="3.605cm" svg:x="1.778cm" svg:y="0.86cm" presentation:class="title" presentation:placeholder="true">
        <draw:text-box/>
      </draw:frame>
      <draw:frame presentation:style-name="Default-outline1" draw:layer="backgroundobjects" svg:width="32.003cm" svg:height="12.521cm" svg:x="1.778cm" svg:y="5.051cm" presentation:class="outline" presentation:placeholder="true">
        <draw:text-box/>
      </draw:frame>
      <draw:frame presentation:style-name="Mpr1" draw:text-style-name="MP2" draw:layer="backgroundobjects" svg:width="8.284cm" svg:height="1.489cm" svg:x="1.778cm" svg:y="19.66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271cm" svg:height="1.489cm" svg:x="12.161cm" svg:y="19.66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284cm" svg:height="1.489cm" svg:x="25.495cm" svg:y="19.66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8-27T10:35:30.688227069</meta:creation-date>
    <dc:date>2019-09-08T13:22:34.097000000</dc:date>
    <meta:editing-duration>P3DT17H36M11S</meta:editing-duration>
    <meta:editing-cycles>49</meta:editing-cycles>
    <meta:generator>LibreOffice/6.3.0.4$Windows_X86_64 LibreOffice_project/057fc023c990d676a43019934386b85b21a9ee99</meta:generator>
    <meta:print-date>2019-08-27T18:08:28.446059601</meta:print-date>
    <meta:document-statistic meta:object-count="85"/>
  </office:meta>
</office:document-meta>
</file>